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61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10.984cm"/>
    </style:style>
    <style:style style:name="co5" style:family="table-column">
      <style:table-column-properties fo:break-before="auto" style:column-width="9.3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5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D811 D812 D813 D814 D815 D816 D817 D821 D822 D823 D824 D825 D826 D871 D872 D873 D874 D875 D876 D877 D878 D879 D891 D892 D893 D894 D895 D896 D897 D898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Custom-modules:D_DO-35_SOD27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_PinHeader_2.54mm:PinHeader_1x07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ector_PinHeader_2.54mm:PinHeader_1x09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Q1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SA14</text:p>
          </table:table-cell>
          <table:table-cell office:value-type="string" calcext:value-type="string">
            <text:p>Package_TO_SOT_THT:TO-9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Q3 Q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246A</text:p>
          </table:table-cell>
          <table:table-cell office:value-type="string" calcext:value-type="string">
            <text:p>Package_TO_SOT_THT:TO-9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Q5 Q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237</text:p>
          </table:table-cell>
          <table:table-cell office:value-type="string" calcext:value-type="string">
            <text:p>Package_TO_SOT_THT:TO-92</text:p>
          </table:table-cell>
          <table:table-cell office:value-type="string" calcext:value-type="string">
            <text:p>http://www.onsemi.com/pub_link/Collateral/BC237-D.PDF</text:p>
          </table:table-cell>
        </table:table-row>
        <table:table-row table:style-name="ro1">
          <table:table-cell office:value-type="string" calcext:value-type="string">
            <text:p>R812 R814 R817 R823 R825 R845 R846 R847 R848 R854 R858 R872 R875 R876 R883 R885 R891 R894 R895 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50k</text:p>
          </table:table-cell>
          <table:table-cell office:value-type="string" calcext:value-type="string">
            <text:p>Custom-modules:R_Axial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813 R816 R821 R824 R843 R844 R849 R851 R860 R862 R871 R873 R877 R881 R892 R896 R897 R898 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75k</text:p>
          </table:table-cell>
          <table:table-cell office:value-type="string" calcext:value-type="string">
            <text:p>Custom-modules:R_Axial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815 R822 R859 R861 R874 R886 R893 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37.4k</text:p>
          </table:table-cell>
          <table:table-cell office:value-type="string" calcext:value-type="string">
            <text:p>Custom-modules:R_Axial_L9.0mm_D3.2mm_P15.2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841 R842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1.8k</text:p>
          </table:table-cell>
          <table:table-cell office:value-type="string" calcext:value-type="string">
            <text:p>Custom-modules:R_Axial_L9.0mm_D3.2mm_P15.2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850 R852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43k</text:p>
          </table:table-cell>
          <table:table-cell office:value-type="string" calcext:value-type="string">
            <text:p>Custom-modules:R_Axial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853 R856 R880 R884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49.9k</text:p>
          </table:table-cell>
          <table:table-cell office:value-type="string" calcext:value-type="string">
            <text:p>Custom-modules:R_Axial_L9.0mm_D3.2mm_P15.2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855 R857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1k</text:p>
          </table:table-cell>
          <table:table-cell office:value-type="string" calcext:value-type="string">
            <text:p>Custom-modules:R_Axial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863 R864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0k</text:p>
          </table:table-cell>
          <table:table-cell office:value-type="string" calcext:value-type="string">
            <text:p>Custom-modules:R_Axial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878 R879 R882 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30k</text:p>
          </table:table-cell>
          <table:table-cell office:value-type="string" calcext:value-type="string">
            <text:p>Custom-modules:R_Axial_L9.0mm_D3.2mm_P12.70mm_Horizontal</text:p>
          </table:table-cell>
          <table:table-cell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00.00.00</text:date>, <text:time style:data-style-name="N2" text:time-value="19:45:25.339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04T20:23:54.517000000</dc:date>
    <meta:editing-duration>PT3H2M17S</meta:editing-duration>
    <meta:editing-cycles>2</meta:editing-cycles>
    <meta:generator>LibreOffice/7.0.4.2$Windows_X86_64 LibreOffice_project/dcf040e67528d9187c66b2379df5ea4407429775</meta:generator>
    <meta:document-statistic meta:table-count="1" meta:cell-count="130" meta:object-count="0"/>
  </office:meta>
</office:document-meta>
</file>